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b504" officeooo:paragraph-rsid="0011b504"/>
    </style:style>
    <style:style style:name="P2" style:family="paragraph" style:parent-style-name="Standard">
      <style:text-properties officeooo:rsid="0013b3cc" officeooo:paragraph-rsid="0013b3cc"/>
    </style:style>
    <style:style style:name="T1" style:family="text">
      <style:text-properties officeooo:rsid="00125959"/>
    </style:style>
    <style:style style:name="T2" style:family="text">
      <style:text-properties officeooo:rsid="0013b3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</text:span>Podejdź do czajnika</text:p>
      <text:p text:style-name="P1"><text:span text:style-name="T1">2.</text:span>podnieś czajnik</text:p>
      <text:p text:style-name="P1"><text:span text:style-name="T1">3.</text:span>podejdź do zlewu</text:p>
      <text:p text:style-name="P1"><text:span text:style-name="T1">4.</text:span>nalej wodę do czajnika</text:p>
      <text:p text:style-name="P1"><text:span text:style-name="T1">5.</text:span>podejdź do stojaka na czajnik</text:p>
      <text:p text:style-name="P1"><text:span text:style-name="T1">6.</text:span>odłóż czajnik na miejsce czajnika</text:p>
      <text:p text:style-name="P1"><text:span text:style-name="T1">7.</text:span>włącz czajnik</text:p>
      <text:p text:style-name="P1"><text:span text:style-name="T1">8.</text:span>Podczas, gdy woda się gotuje przygotuj kubek oraz worek z herbatą</text:p>
      <text:p text:style-name="P1"><text:span text:style-name="T1">9.</text:span>Gdy woda już się podgrzeje nalej wodę do kubka</text:p>
      <text:p text:style-name="P1"><text:span text:style-name="T1">10.</text:span>dodaj worek z herbatą do kubka z wodą</text:p>
      <text:p text:style-name="P1"><text:span text:style-name="T1">11.</text:span>poczekaj, aż się zaparzy</text:p>
      <text:p text:style-name="P1"><text:span text:style-name="T1">12.</text:span>dodaj 1,5 łyżeczki cukru <text:span text:style-name="T2">(pętla „for”)</text:span></text:p>
      <text:p text:style-name="P2">13.dodaj cytrynę </text:p>
      <text:p text:style-name="P1"><text:span text:style-name="T1">14.</text:span>pomieszaj herbatę <text:s/><text:span text:style-name="T2">(pętla „while”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1:34:25.936109462</meta:creation-date>
    <dc:date>2019-01-12T13:57:31.624691064</dc:date>
    <meta:editing-duration>PT1H42M23S</meta:editing-duration>
    <meta:editing-cycles>1</meta:editing-cycles>
    <meta:generator>LibreOffice/5.2.7.2$Linux_ARM_EABI LibreOffice_project/20m0$Build-2</meta:generator>
    <meta:document-statistic meta:table-count="0" meta:image-count="0" meta:object-count="0" meta:page-count="1" meta:paragraph-count="14" meta:word-count="68" meta:character-count="438" meta:non-whitespace-character-count="382"/>
  </office:meta>
</office:document-meta>
</file>